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a1467e"/>
    </style:style>
    <style:style style:name="ce11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ore e lavoro</text:p>
          </table:table-cell>
          <table:table-cell table:style-name="ce3" office:value-type="string" calcext:value-type="string">
            <text:p>Alessia Laghezza</text:p>
          </table:table-cell>
          <table:table-cell table:style-name="ce3"/>
          <table:table-cell table:style-name="ce4" office:value-type="string" calcext:value-type="string">
            <text:p>Alessio Novel</text:p>
          </table:table-cell>
          <table:table-cell table:style-name="ce4"/>
          <table:table-cell table:style-name="ce10" office:value-type="string" calcext:value-type="string">
            <text:p>Anna Metelli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9/09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3" office:value-type="string" calcext:value-type="string">
            <text:p>Conteggio Laghezza</text:p>
          </table:table-cell>
          <table:table-cell table:formula="of:=SUM([.B$1:.B$10485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7"/>
          <table:table-cell table:style-name="ce11" office:value-type="string" calcext:value-type="string">
            <text:p>Conteggio Novel</text:p>
          </table:table-cell>
          <table:table-cell table:formula="of:=SUM([.D$1:.D$10485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7"/>
          <table:table-cell table:style-name="ce10" office:value-type="string" calcext:value-type="string">
            <text:p>Conteggio Metelli</text:p>
          </table:table-cell>
          <table:table-cell table:formula="of:=SUM([.F$1:.F$1048576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09-29T16:57:05.184249514</dc:date>
    <meta:editing-duration>PT10M29S</meta:editing-duration>
    <meta:editing-cycles>4</meta:editing-cycles>
    <meta:generator>LibreOffice/6.4.7.2$Linux_X86_64 LibreOffice_project/40$Build-2</meta:generator>
    <meta:document-statistic meta:table-count="1" meta:cell-count="69" meta:object-count="0"/>
  </office:meta>
</office:document-meta>
</file>